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3.amazonaws.com/codecademy-content/courses/freelance-1/unit-4/img-tea-cozy-logo.png" text:style-name="Internet_20_link" text:visited-style-name="Visited_20_Internet_20_Link">https://s3.amazonaws.com/codecademy-content/courses/freelance-1/unit-4/img-tea-cozy-logo.png</text:a></text:p>
      <text:p text:style-name="Standard">264x84</text:p>
      <text:p text:style-name="Standard"/>
      <text:p text:style-name="Standard"><text:a xlink:type="simple" xlink:href="https://s3.amazonaws.com/codecademy-content/courses/freelance-1/unit-4/img-bedford-bizarre.jpg" text:style-name="Internet_20_link" text:visited-style-name="Visited_20_Internet_20_Link">https://s3.amazonaws.com/codecademy-content/courses/freelance-1/unit-4/img-bedford-bizarre.jpg</text:a></text:p>
      <text:p text:style-name="Standard">5472x3648</text:p>
      <text:p text:style-name="Standard"><text:a xlink:type="simple" xlink:href="https://s3.amazonaws.com/codecademy-content/courses/freelance-1/unit-4/img-berryblitz.jpg" text:style-name="Internet_20_link" text:visited-style-name="Visited_20_Internet_20_Link"/></text:p>
      <text:p text:style-name="Standard"><text:a xlink:type="simple" xlink:href="https://s3.amazonaws.com/codecademy-content/courses/freelance-1/unit-4/img-berryblitz.jpg" text:style-name="Internet_20_link" text:visited-style-name="Visited_20_Internet_20_Link">https://s3.amazonaws.com/codecademy-content/courses/freelance-1/unit-4/img-berryblitz.jpg</text:a></text:p>
      <text:p text:style-name="Standard">1600x1067</text:p>
      <text:p text:style-name="Standard"/>
      <text:p text:style-name="Standard"><text:a xlink:type="simple" xlink:href="https://s3.amazonaws.com/codecademy-content/courses/freelance-1/unit-4/img-donut.jpg" text:style-name="Internet_20_link" text:visited-style-name="Visited_20_Internet_20_Link">https://s3.amazonaws.com/codecademy-content/courses/freelance-1/unit-4/img-donut.jpg</text:a></text:p>
      <text:p text:style-name="Standard">1600x1067</text:p>
      <text:p text:style-name="Standard"/>
      <text:p text:style-name="Standard"><text:a xlink:type="simple" xlink:href="https://s3.amazonaws.com/codecademy-content/courses/freelance-1/unit-4/img-locations-background.jpg" text:style-name="Internet_20_link" text:visited-style-name="Visited_20_Internet_20_Link">https://s3.amazonaws.com/codecademy-content/courses/freelance-1/unit-4/img-locations-background.jpg</text:a></text:p>
      <text:p text:style-name="Standard">1200x795</text:p>
      <text:p text:style-name="Standard"/>
      <text:p text:style-name="Standard"><text:a xlink:type="simple" xlink:href="https://s3.amazonaws.com/codecademy-content/courses/freelance-1/unit-4/img-mission-background.jpg" text:style-name="Internet_20_link" text:visited-style-name="Visited_20_Internet_20_Link">https://s3.amazonaws.com/codecademy-content/courses/freelance-1/unit-4/img-mission-background.jpg</text:a></text:p>
      <text:p text:style-name="Standard">1200x800</text:p>
      <text:p text:style-name="Standard"><text:a xlink:type="simple" xlink:href="https://s3.amazonaws.com/codecademy-content/courses/freelance-1/unit-4/img-myrtle-ave.jpg" text:style-name="Internet_20_link" text:visited-style-name="Visited_20_Internet_20_Link"/></text:p>
      <text:p text:style-name="Standard"><text:a xlink:type="simple" xlink:href="https://s3.amazonaws.com/codecademy-content/courses/freelance-1/unit-4/img-myrtle-ave.jpg" text:style-name="Internet_20_link" text:visited-style-name="Visited_20_Internet_20_Link">https://s3.amazonaws.com/codecademy-content/courses/freelance-1/unit-4/img-myrtle-ave.jpg</text:a></text:p>
      <text:p text:style-name="Standard">1600x1067</text:p>
      <text:p text:style-name="Standard"/>
      <text:p text:style-name="Standard"><text:a xlink:type="simple" xlink:href="https://s3.amazonaws.com/codecademy-content/courses/freelance-1/unit-4/img-spiced-rum.jpg" text:style-name="Internet_20_link" text:visited-style-name="Visited_20_Internet_20_Link">https://s3.amazonaws.com/codecademy-content/courses/freelance-1/unit-4/img-spiced-rum.jpg</text:a></text:p>
      <text:p text:style-name="Standard">1600x106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and Shara Johnson</meta:initial-creator>
    <meta:creation-date>2018-05-17T09:57:07.44</meta:creation-date>
    <dc:date>2018-05-17T10:06:14.27</dc:date>
    <dc:creator>Jimmy and Shara Johnson</dc:creator>
    <meta:editing-duration>PT9M12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16" meta:word-count="16" meta:character-count="800"/>
  </office:meta>
</office:document-meta>
</file>